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7.197cm"/>
    </style:style>
    <style:style style:name="Table1.C" style:family="table-column">
      <style:table-column-properties style:column-width="7.2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 Narrow" officeooo:rsid="0012ecc4" officeooo:paragraph-rsid="0012ecc4"/>
    </style:style>
    <style:style style:name="P2" style:family="paragraph" style:parent-style-name="Table_20_Contents">
      <style:text-properties style:font-name="Liberation Mono" officeooo:rsid="0012ecc4" officeooo:paragraph-rsid="0012ecc4"/>
    </style:style>
    <style:style style:name="P3" style:family="paragraph" style:parent-style-name="Table_20_Contents">
      <style:text-properties style:font-name="Liberation Mono" officeooo:rsid="0013f0a0" officeooo:paragraph-rsid="0013f0a0"/>
    </style:style>
    <style:style style:name="P4" style:family="paragraph" style:parent-style-name="Table_20_Contents">
      <style:paragraph-properties fo:text-align="start" style:justify-single-word="false"/>
      <style:text-properties style:font-name="Liberation Sans Narrow" officeooo:rsid="000dea2a" officeooo:paragraph-rsid="0012ecc4"/>
    </style:style>
    <style:style style:name="P5" style:family="paragraph" style:parent-style-name="Table_20_Heading">
      <style:text-properties style:font-name="Liberation Sans" officeooo:rsid="0012ecc4" officeooo:paragraph-rsid="0012ec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Operator</text:p>
            </table:table-cell>
            <table:table-cell table:style-name="Table1.A1" office:value-type="string">
              <text:p text:style-name="P5">Native</text:p>
            </table:table-cell>
            <table:table-cell table:style-name="Table1.C1" office:value-type="string">
              <text:p text:style-name="P5">Class</text:p>
            </table:table-cell>
          </table:table-row>
        </table:table-header-rows>
        <table:table-row>
          <table:table-cell table:style-name="Table1.A2" office:value-type="string">
            <text:p text:style-name="P1">operator=</text:p>
          </table:table-cell>
          <table:table-cell table:style-name="Table1.B2" office:value-type="string">
            <text:p text:style-name="P2">and <text:s/>eax, 63</text:p>
            <text:p text:style-name="P2">shl <text:s/>eax, 12</text:p>
            <text:p text:style-name="P2">mov <text:s/>ecx, -258049</text:p>
            <text:p text:style-name="P2">and <text:s/>ecx, dword ptr [rsp+4]</text:p>
            <text:p text:style-name="P2">or <text:s text:c="2"/>ecx, eax</text:p>
            <text:p text:style-name="P2">mov <text:s/>dword ptr [rsp+4], ecx</text:p>
          </table:table-cell>
          <table:table-cell table:style-name="Table1.C2" office:value-type="string">
            <text:p text:style-name="P2">mov <text:s/>ecx, -258049</text:p>
            <text:p text:style-name="P2">and <text:s/>ecx, dword ptr [rsp+4]</text:p>
            <text:p text:style-name="P2">and <text:s/>eax, 63</text:p>
            <text:p text:style-name="P2">shl <text:s/>eax, 12</text:p>
            <text:p text:style-name="P2">or <text:s text:c="2"/>eax, ecx</text:p>
            <text:p text:style-name="P2">mov <text:s/>dword ptr [rsp+4], eax</text:p>
          </table:table-cell>
        </table:table-row>
        <table:table-row>
          <table:table-cell table:style-name="Table1.A2" office:value-type="string">
            <text:p text:style-name="P1">operator+=</text:p>
          </table:table-cell>
          <table:table-cell table:style-name="Table1.B3" office:value-type="string">
            <text:p text:style-name="P2">shl <text:s/>eax, 12</text:p>
            <text:p text:style-name="P2">add <text:s/>eax, dword ptr [rsp+4]</text:p>
            <text:p text:style-name="P2">and <text:s/>eax, 258048</text:p>
            <text:p text:style-name="P2">mov <text:s/>ecx, -258049</text:p>
            <text:p text:style-name="P2">and <text:s/>ecx, dword ptr [rsp+4]</text:p>
            <text:p text:style-name="P2">or <text:s text:c="2"/>ecx, eax</text:p>
            <text:p text:style-name="P2">mov <text:s/>dword ptr [rsp+4], ecx</text:p>
          </table:table-cell>
          <table:table-cell table:style-name="Table1.C3" office:value-type="string">
            <text:p text:style-name="P2">mov <text:s/>ecx, dword ptr [rsp+4]</text:p>
            <text:p text:style-name="P2">shl <text:s/>eax, 12</text:p>
            <text:p text:style-name="P2">add <text:s/>eax, ecx</text:p>
            <text:p text:style-name="P2">and <text:s/>ecx, -258049</text:p>
            <text:p text:style-name="P2">and <text:s/>eax, 258048</text:p>
            <text:p text:style-name="P2">or <text:s text:c="2"/>eax, ecx</text:p>
            <text:p text:style-name="P2">mov <text:s/>dword ptr [rsp+4], eax</text:p>
          </table:table-cell>
        </table:table-row>
        <table:table-row>
          <table:table-cell table:style-name="Table1.A2" office:value-type="string">
            <text:p text:style-name="P1">operator-=</text:p>
          </table:table-cell>
          <table:table-cell table:style-name="Table1.B4" office:value-type="string">
            <text:p text:style-name="P2">mov <text:s/>ecx, dword ptr [rsp+4]</text:p>
            <text:p text:style-name="P2">shl <text:s/>eax, 12</text:p>
            <text:p text:style-name="P2">sub <text:s/>ecx, eax</text:p>
            <text:p text:style-name="P2">and <text:s/>ecx, 258048</text:p>
            <text:p text:style-name="P2">mov <text:s/>eax, -258049</text:p>
            <text:p text:style-name="P2">and <text:s/>eax, dword ptr [rsp+4]</text:p>
            <text:p text:style-name="P2">or <text:s text:c="2"/>eax, ecx</text:p>
            <text:p text:style-name="P2">mov <text:s/>dword ptr [rsp+4], eax</text:p>
          </table:table-cell>
          <table:table-cell table:style-name="Table1.C4" office:value-type="string">
            <text:p text:style-name="P2">mov <text:s/>ecx, dword ptr [rsp+4]</text:p>
            <text:p text:style-name="P2">mov <text:s/>edx, ecx</text:p>
            <text:p text:style-name="P2">and <text:s/>edx, -258049</text:p>
            <text:p text:style-name="P2">shl <text:s/>eax, 12</text:p>
            <text:p text:style-name="P2">sub <text:s/>ecx, eax</text:p>
            <text:p text:style-name="P2">and <text:s/>ecx, 258048</text:p>
            <text:p text:style-name="P2">or <text:s text:c="2"/>ecx, edx</text:p>
            <text:p text:style-name="P2">mov <text:s/>dword ptr [rsp+4], ecx</text:p>
          </table:table-cell>
        </table:table-row>
        <table:table-row>
          <table:table-cell table:style-name="Table1.A2" office:value-type="string">
            <text:p text:style-name="P1">operator*=</text:p>
          </table:table-cell>
          <table:table-cell table:style-name="Table1.B5" office:value-type="string">
            <text:p text:style-name="P2">mov <text:s/>ecx, dword ptr [rsp+4]</text:p>
            <text:p text:style-name="P2">shr <text:s/>ecx, 12</text:p>
            <text:p text:style-name="P2">imul ecx, eax</text:p>
            <text:p text:style-name="P2">and <text:s/>ecx, 63</text:p>
            <text:p text:style-name="P2">shl <text:s/>ecx, 12</text:p>
            <text:p text:style-name="P2">mov <text:s/>eax, -258049</text:p>
            <text:p text:style-name="P2">and <text:s/>eax, dword ptr [rsp+4]</text:p>
            <text:p text:style-name="P2">or <text:s text:c="2"/>eax, ecx</text:p>
            <text:p text:style-name="P2">mov <text:s/>dword ptr [rsp+4], eax</text:p>
          </table:table-cell>
          <table:table-cell table:style-name="Table1.C5" office:value-type="string">
            <text:p text:style-name="P2">mov <text:s/>ecx, dword ptr [rsp+4]</text:p>
            <text:p text:style-name="P2">mov <text:s/>edx, ecx</text:p>
            <text:p text:style-name="P2">and <text:s/>edx, -258049</text:p>
            <text:p text:style-name="P2">and <text:s/>ecx, 258048</text:p>
            <text:p text:style-name="P2">imul ecx, eax</text:p>
            <text:p text:style-name="P2">and <text:s/>ecx, 258048</text:p>
            <text:p text:style-name="P2">or <text:s text:c="2"/>ecx, edx</text:p>
            <text:p text:style-name="P2">mov <text:s/>dword ptr [rsp+4], ecx</text:p>
          </table:table-cell>
        </table:table-row>
        <table:table-row>
          <table:table-cell table:style-name="Table1.A2" office:value-type="string">
            <text:p text:style-name="P1">operator/=</text:p>
          </table:table-cell>
          <table:table-cell table:style-name="Table1.B6" office:value-type="string">
            <text:p text:style-name="P2">mov <text:s/>ecx, eax</text:p>
            <text:p text:style-name="P2">mov <text:s/>eax, dword ptr [rsp+4]</text:p>
            <text:p text:style-name="P2">shr <text:s/>eax, 12</text:p>
            <text:p text:style-name="P2">and <text:s/>eax, 63</text:p>
            <text:p text:style-name="P2">xor <text:s/>edx, edx</text:p>
            <text:p text:style-name="P2">div <text:s/>ecx</text:p>
            <text:p text:style-name="P2">shl <text:s/>eax, 12</text:p>
            <text:p text:style-name="P2">mov <text:s/>ecx, -258049</text:p>
            <text:p text:style-name="P2">and <text:s/>ecx, dword ptr [rsp+4]</text:p>
            <text:p text:style-name="P2">or <text:s text:c="2"/>ecx, eax</text:p>
            <text:p text:style-name="P2">mov <text:s/>dword ptr [rsp+4], ecx</text:p>
          </table:table-cell>
          <table:table-cell table:style-name="Table1.C6" office:value-type="string">
            <text:p text:style-name="P2">mov <text:s/>ecx, eax</text:p>
            <text:p text:style-name="P2">mov <text:s/>eax, dword ptr [rsp+4]</text:p>
            <text:p text:style-name="P2">mov <text:s/>esi, eax</text:p>
            <text:p text:style-name="P2">and <text:s/>esi, -258049</text:p>
            <text:p text:style-name="P2">and <text:s/>eax, 258048</text:p>
            <text:p text:style-name="P2">xor <text:s/>edx, edx</text:p>
            <text:p text:style-name="P2">div <text:s/>ecx</text:p>
            <text:p text:style-name="P2">and <text:s/>eax, 258048</text:p>
            <text:p text:style-name="P2">or <text:s text:c="2"/>eax, esi</text:p>
            <text:p text:style-name="P2">mov <text:s/>dword ptr [rsp+4], eax</text:p>
          </table:table-cell>
        </table:table-row>
        <table:table-row>
          <table:table-cell table:style-name="Table1.A2" office:value-type="string">
            <text:p text:style-name="P1">operator%=</text:p>
          </table:table-cell>
          <table:table-cell table:style-name="Table1.B7" office:value-type="string">
            <text:p text:style-name="P2">mov <text:s/>ecx, eax</text:p>
            <text:p text:style-name="P2">mov <text:s/>eax, dword ptr [rsp+4]</text:p>
            <text:p text:style-name="P2">shr <text:s/>eax, 12</text:p>
            <text:p text:style-name="P2">and <text:s/>eax, 63</text:p>
            <text:p text:style-name="P2">xor <text:s/>edx, edx</text:p>
            <text:p text:style-name="P2">div <text:s/>ecx</text:p>
            <text:p text:style-name="P2">shl <text:s/>edx, 12</text:p>
            <text:p text:style-name="P2">mov <text:s/>eax, -258049</text:p>
            <text:p text:style-name="P2"><text:soft-page-break/>and <text:s/>eax, dword ptr [rsp+4]</text:p>
            <text:p text:style-name="P2">or <text:s text:c="2"/>eax, edx</text:p>
            <text:p text:style-name="P2">mov <text:s/>dword ptr [rsp+4], eax</text:p>
          </table:table-cell>
          <table:table-cell table:style-name="Table1.C7" office:value-type="string">
            <text:p text:style-name="P2">mov <text:s/>ecx, eax</text:p>
            <text:p text:style-name="P2">mov <text:s/>eax, dword ptr [rsp+4]</text:p>
            <text:p text:style-name="P2">mov <text:s/>esi, eax</text:p>
            <text:p text:style-name="P2">and <text:s/>esi, -258049</text:p>
            <text:p text:style-name="P2">shr <text:s/>eax, 12</text:p>
            <text:p text:style-name="P2">and <text:s/>eax, 63</text:p>
            <text:p text:style-name="P2">xor <text:s/>edx, edx</text:p>
            <text:p text:style-name="P2">div <text:s/>ecx</text:p>
            <text:p text:style-name="P2"><text:soft-page-break/>shl <text:s/>edx, 12</text:p>
            <text:p text:style-name="P2">or <text:s text:c="2"/>edx, esi</text:p>
            <text:p text:style-name="P2">mov <text:s/>dword ptr [rsp+4], edx</text:p>
          </table:table-cell>
        </table:table-row>
        <table:table-row>
          <table:table-cell table:style-name="Table1.A2" office:value-type="string">
            <text:p text:style-name="P1">operator&amp;=</text:p>
          </table:table-cell>
          <table:table-cell table:style-name="Table1.B8" office:value-type="string">
            <text:p text:style-name="P2">shl <text:s/>eax, 12</text:p>
            <text:p text:style-name="P2">and <text:s/>eax, dword ptr [rsp+4]</text:p>
            <text:p text:style-name="P2">and <text:s/>eax, 258048</text:p>
            <text:p text:style-name="P2">mov <text:s/>ecx, -258049</text:p>
            <text:p text:style-name="P2">and <text:s/>ecx, dword ptr [rsp+4]</text:p>
            <text:p text:style-name="P2">or <text:s text:c="2"/>ecx, eax</text:p>
            <text:p text:style-name="P2">mov <text:s/>dword ptr [rsp+4], ecx</text:p>
          </table:table-cell>
          <table:table-cell table:style-name="Table1.C8" office:value-type="string">
            <text:p text:style-name="P2">shl <text:s/>eax, 12</text:p>
            <text:p text:style-name="P2">or <text:s text:c="2"/>eax, -258049</text:p>
            <text:p text:style-name="P2">and <text:s/>dword ptr [rsp+4], eax</text:p>
          </table:table-cell>
        </table:table-row>
        <table:table-row>
          <table:table-cell table:style-name="Table1.A2" office:value-type="string">
            <text:p text:style-name="P1">operator|=</text:p>
          </table:table-cell>
          <table:table-cell table:style-name="Table1.B9" office:value-type="string">
            <text:p text:style-name="P2">shl <text:s/>eax, 12</text:p>
            <text:p text:style-name="P2">or <text:s text:c="2"/>eax, dword ptr [rsp+4]</text:p>
            <text:p text:style-name="P2">and <text:s/>eax, 258048</text:p>
            <text:p text:style-name="P2">mov <text:s/>ecx, -258049</text:p>
            <text:p text:style-name="P2">and <text:s/>ecx, dword ptr [rsp+4]</text:p>
            <text:p text:style-name="P2">or <text:s text:c="2"/>ecx, eax</text:p>
            <text:p text:style-name="P2">mov <text:s/>dword ptr [rsp+4], ecx</text:p>
          </table:table-cell>
          <table:table-cell table:style-name="Table1.C9" office:value-type="string">
            <text:p text:style-name="P2">and <text:s/>eax, 63</text:p>
            <text:p text:style-name="P2">shl <text:s/>eax, 12</text:p>
            <text:p text:style-name="P2">or <text:s text:c="2"/>dword ptr [rsp+4], eax</text:p>
          </table:table-cell>
        </table:table-row>
        <table:table-row>
          <table:table-cell table:style-name="Table1.A2" office:value-type="string">
            <text:p text:style-name="P1">operator^=</text:p>
          </table:table-cell>
          <table:table-cell table:style-name="Table1.B10" office:value-type="string">
            <text:p text:style-name="P2">shl <text:s/>eax, 12</text:p>
            <text:p text:style-name="P2">xor <text:s/>eax, dword ptr [rsp+4]</text:p>
            <text:p text:style-name="P2">and <text:s/>eax, 258048</text:p>
            <text:p text:style-name="P2">mov <text:s/>ecx, -258049</text:p>
            <text:p text:style-name="P2">and <text:s/>ecx, dword ptr [rsp+4]</text:p>
            <text:p text:style-name="P2">or <text:s text:c="2"/>ecx, eax</text:p>
            <text:p text:style-name="P2">mov <text:s/>dword ptr [rsp+4], ecx</text:p>
          </table:table-cell>
          <table:table-cell table:style-name="Table1.C10" office:value-type="string">
            <text:p text:style-name="P2">and <text:s/>eax, 63</text:p>
            <text:p text:style-name="P2">shl <text:s/>eax, 12</text:p>
            <text:p text:style-name="P2">xor <text:s/>dword ptr [rsp+4], eax</text:p>
          </table:table-cell>
        </table:table-row>
        <table:table-row>
          <table:table-cell table:style-name="Table1.A2" office:value-type="string">
            <text:p text:style-name="P1">operator&lt;&lt;=</text:p>
          </table:table-cell>
          <table:table-cell table:style-name="Table1.B11" office:value-type="string">
            <text:p text:style-name="P3">mov <text:s/>edx, dword ptr [rsp+4]</text:p>
            <text:p text:style-name="P3">shr <text:s/>edx, 12</text:p>
            <text:p text:style-name="P3">and <text:s/>edx, 63</text:p>
            <text:p text:style-name="P3">mov <text:s/>cl, al</text:p>
            <text:p text:style-name="P3">shl <text:s/>edx, cl</text:p>
            <text:p text:style-name="P3">and <text:s/>edx, 63</text:p>
            <text:p text:style-name="P3">shl <text:s/>edx, 12</text:p>
            <text:p text:style-name="P3">mov <text:s/>eax, -258049</text:p>
            <text:p text:style-name="P3">and <text:s/>eax, dword ptr [rsp+4]</text:p>
            <text:p text:style-name="P3">or <text:s text:c="2"/>eax, edx</text:p>
            <text:p text:style-name="P3">mov <text:s/>dword ptr [rsp+4], eax</text:p>
          </table:table-cell>
          <table:table-cell table:style-name="Table1.C11" office:value-type="string">
            <text:p text:style-name="P2">mov <text:s/>edx, dword ptr [rsp+4]</text:p>
            <text:p text:style-name="P2">mov <text:s/>esi, edx</text:p>
            <text:p text:style-name="P2">and <text:s/>esi, -258049</text:p>
            <text:p text:style-name="P2">and <text:s/>edx, 258048</text:p>
            <text:p text:style-name="P2">mov <text:s/>cl, al</text:p>
            <text:p text:style-name="P2">shl <text:s/>edx, cl</text:p>
            <text:p text:style-name="P2">and <text:s/>edx, 258048</text:p>
            <text:p text:style-name="P2">or <text:s text:c="2"/>edx, esi</text:p>
            <text:p text:style-name="P2">mov <text:s/>dword ptr [rsp+4], edx</text:p>
          </table:table-cell>
        </table:table-row>
        <table:table-row>
          <table:table-cell table:style-name="Table1.A2" office:value-type="string">
            <text:p text:style-name="P1">operator&gt;&gt;=</text:p>
          </table:table-cell>
          <table:table-cell table:style-name="Table1.B12" office:value-type="string">
            <text:p text:style-name="P3">mov <text:s/>edx, dword ptr [rsp+4]</text:p>
            <text:p text:style-name="P3">shr <text:s/>edx, 12</text:p>
            <text:p text:style-name="P3">and <text:s/>edx, 63</text:p>
            <text:p text:style-name="P3">mov <text:s/>cl, al</text:p>
            <text:p text:style-name="P3">shr <text:s/>edx, cl</text:p>
            <text:p text:style-name="P3">and <text:s/>edx, 63</text:p>
            <text:p text:style-name="P3">shl <text:s/>edx, 12</text:p>
            <text:p text:style-name="P3">mov <text:s/>eax, -258049</text:p>
            <text:p text:style-name="P3">and <text:s/>eax, dword ptr [rsp+4]</text:p>
            <text:p text:style-name="P3">or <text:s text:c="2"/>eax, edx</text:p>
            <text:p text:style-name="P3">mov <text:s/>dword ptr [rsp+4], eax</text:p>
          </table:table-cell>
          <table:table-cell table:style-name="Table1.C12" office:value-type="string">
            <text:p text:style-name="P2">mov <text:s/>edx, dword ptr [rsp+4]</text:p>
            <text:p text:style-name="P2">mov <text:s/>esi, edx</text:p>
            <text:p text:style-name="P2">and <text:s/>esi, -258049</text:p>
            <text:p text:style-name="P2">and <text:s/>edx, 258048</text:p>
            <text:p text:style-name="P2">mov <text:s/>cl, al</text:p>
            <text:p text:style-name="P2">shr <text:s/>edx, cl</text:p>
            <text:p text:style-name="P2">and <text:s/>edx, 258048</text:p>
            <text:p text:style-name="P2">or <text:s text:c="2"/>edx, esi</text:p>
            <text:p text:style-name="P2">mov <text:s/>dword ptr [rsp+4], edx</text:p>
          </table:table-cell>
        </table:table-row>
        <table:table-row>
          <table:table-cell table:style-name="Table1.A2" office:value-type="string">
            <text:p text:style-name="P4">operator++()</text:p>
          </table:table-cell>
          <table:table-cell table:style-name="Table1.B13" office:value-type="string">
            <text:p text:style-name="P3">mov <text:s/>eax, dword ptr [rsp+4]</text:p>
            <text:p text:style-name="P3">shr <text:s/>eax, 12</text:p>
            <text:p text:style-name="P3">inc <text:s/>eax</text:p>
            <text:p text:style-name="P3"><text:soft-page-break/>and <text:s/>eax, 63</text:p>
            <text:p text:style-name="P3">mov <text:s/>ecx, eax</text:p>
            <text:p text:style-name="P3">shl <text:s/>ecx, 12</text:p>
            <text:p text:style-name="P3">mov <text:s/>edx, -258049</text:p>
            <text:p text:style-name="P3">and <text:s/>edx, dword ptr [rsp+4]</text:p>
            <text:p text:style-name="P3">or <text:s text:c="2"/>edx, ecx</text:p>
            <text:p text:style-name="P3">mov <text:s/>dword ptr [rsp+4], edx</text:p>
            <text:p text:style-name="P3">mov <text:s/>dword ptr [rsp], eax</text:p>
          </table:table-cell>
          <table:table-cell table:style-name="Table1.C13" office:value-type="string">
            <text:p text:style-name="P2">mov <text:s/>eax, dword ptr [rsp+4]</text:p>
            <text:p text:style-name="P2">mov <text:s/>ecx, eax</text:p>
            <text:p text:style-name="P2">shr <text:s/>ecx, 12</text:p>
            <text:p text:style-name="P2"><text:soft-page-break/>inc <text:s/>ecx</text:p>
            <text:p text:style-name="P2">and <text:s/>ecx, 63</text:p>
            <text:p text:style-name="P2">and <text:s/>eax, -258049</text:p>
            <text:p text:style-name="P2">mov <text:s/>edx, ecx</text:p>
            <text:p text:style-name="P2">shl <text:s/>edx, 12</text:p>
            <text:p text:style-name="P2">or <text:s text:c="2"/>edx, eax</text:p>
            <text:p text:style-name="P2">mov <text:s/>dword ptr [rsp+4], edx</text:p>
            <text:p text:style-name="P2">mov <text:s/>dword ptr [rsp], ecx</text:p>
          </table:table-cell>
        </table:table-row>
        <table:table-row>
          <table:table-cell table:style-name="Table1.A2" office:value-type="string">
            <text:p text:style-name="P4">operator++(int)</text:p>
          </table:table-cell>
          <table:table-cell table:style-name="Table1.B14" office:value-type="string">
            <text:p text:style-name="P3">mov <text:s/>eax, dword ptr [rsp+4]</text:p>
            <text:p text:style-name="P3">shr <text:s/>eax, 12</text:p>
            <text:p text:style-name="P3">mov <text:s/>ecx, eax</text:p>
            <text:p text:style-name="P3">and <text:s/>ecx, 63</text:p>
            <text:p text:style-name="P3">shl <text:s/>eax, 12</text:p>
            <text:p text:style-name="P3">add <text:s/>eax, 4096</text:p>
            <text:p text:style-name="P3">and <text:s/>eax, 258048</text:p>
            <text:p text:style-name="P3">mov <text:s/>edx, -258049</text:p>
            <text:p text:style-name="P3">and <text:s/>edx, dword ptr [rsp+4]</text:p>
            <text:p text:style-name="P3">or <text:s text:c="2"/>edx, eax</text:p>
            <text:p text:style-name="P3">mov <text:s/>dword ptr [rsp+4], edx</text:p>
            <text:p text:style-name="P3">mov <text:s/>dword ptr [rsp], ecx</text:p>
          </table:table-cell>
          <table:table-cell table:style-name="Table1.C14" office:value-type="string">
            <text:p text:style-name="P2">mov <text:s/>eax, dword ptr [rsp+4]</text:p>
            <text:p text:style-name="P2">mov <text:s/>ecx, eax</text:p>
            <text:p text:style-name="P2">and <text:s/>ecx, -258049</text:p>
            <text:p text:style-name="P2">lea <text:s/>edx, [rax + 4096]</text:p>
            <text:p text:style-name="P2">and <text:s/>edx, 258048</text:p>
            <text:p text:style-name="P2">or <text:s text:c="2"/>edx, ecx</text:p>
            <text:p text:style-name="P2">mov <text:s/>dword ptr [rsp+4], edx</text:p>
            <text:p text:style-name="P2">shr <text:s/>eax, 12</text:p>
            <text:p text:style-name="P2">and <text:s/>eax, 63</text:p>
            <text:p text:style-name="P2">mov <text:s/>dword ptr [rsp], eax</text:p>
          </table:table-cell>
        </table:table-row>
        <table:table-row>
          <table:table-cell table:style-name="Table1.A2" office:value-type="string">
            <text:p text:style-name="P4">operator--()</text:p>
          </table:table-cell>
          <table:table-cell table:style-name="Table1.B15" office:value-type="string">
            <text:p text:style-name="P3">mov <text:s/>eax, dword ptr [rsp+4]</text:p>
            <text:p text:style-name="P3">shr <text:s/>eax, 12</text:p>
            <text:p text:style-name="P3">add <text:s/>eax, 63</text:p>
            <text:p text:style-name="P3">and <text:s/>eax, 63</text:p>
            <text:p text:style-name="P3">mov <text:s/>ecx, eax</text:p>
            <text:p text:style-name="P3">shl <text:s/>ecx, 12</text:p>
            <text:p text:style-name="P3">mov <text:s/>edx, -258049</text:p>
            <text:p text:style-name="P3">and <text:s/>edx, dword ptr [rsp+4]</text:p>
            <text:p text:style-name="P3">or <text:s text:c="2"/>edx, ecx</text:p>
            <text:p text:style-name="P3">mov <text:s/>dword ptr [rsp+4], edx</text:p>
            <text:p text:style-name="P3">mov <text:s/>dword ptr [rsp], eax</text:p>
          </table:table-cell>
          <table:table-cell table:style-name="Table1.C15" office:value-type="string">
            <text:p text:style-name="P2">mov <text:s/>eax, dword ptr [rsp+4]</text:p>
            <text:p text:style-name="P2">mov <text:s/>ecx, eax</text:p>
            <text:p text:style-name="P2">shr <text:s/>ecx, 12</text:p>
            <text:p text:style-name="P2">add <text:s/>ecx, 63</text:p>
            <text:p text:style-name="P2">and <text:s/>ecx, 63</text:p>
            <text:p text:style-name="P2">and <text:s/>eax, -258049</text:p>
            <text:p text:style-name="P2">mov <text:s/>edx, ecx</text:p>
            <text:p text:style-name="P2">shl <text:s/>edx, 12</text:p>
            <text:p text:style-name="P2">or <text:s text:c="2"/>edx, eax</text:p>
            <text:p text:style-name="P2">mov <text:s/>dword ptr [rsp+4], edx</text:p>
            <text:p text:style-name="P2">mov <text:s/>dword ptr [rsp], ecx</text:p>
          </table:table-cell>
        </table:table-row>
        <table:table-row>
          <table:table-cell table:style-name="Table1.A2" office:value-type="string">
            <text:p text:style-name="P4">operator--(int)</text:p>
          </table:table-cell>
          <table:table-cell table:style-name="Table1.B16" office:value-type="string">
            <text:p text:style-name="P3">mov <text:s/>eax, dword ptr [rsp+4]</text:p>
            <text:p text:style-name="P3">shr <text:s/>eax, 12</text:p>
            <text:p text:style-name="P3">mov <text:s/>ecx, eax</text:p>
            <text:p text:style-name="P3">and <text:s/>ecx, 63</text:p>
            <text:p text:style-name="P3">shl <text:s/>eax, 12</text:p>
            <text:p text:style-name="P3">add <text:s/>eax, 258048</text:p>
            <text:p text:style-name="P3">and <text:s/>eax, 258048</text:p>
            <text:p text:style-name="P3">mov <text:s/>edx, -258049</text:p>
            <text:p text:style-name="P3">and <text:s/>edx, dword ptr [rsp+4]</text:p>
            <text:p text:style-name="P3">or <text:s text:c="2"/>edx, eax</text:p>
            <text:p text:style-name="P3">mov <text:s/>dword ptr [rsp+4], edx</text:p>
            <text:p text:style-name="P3">mov <text:s/>dword ptr [rsp], ecx</text:p>
          </table:table-cell>
          <table:table-cell table:style-name="Table1.C16" office:value-type="string">
            <text:p text:style-name="P2">mov <text:s/>eax, dword ptr [rsp+4]</text:p>
            <text:p text:style-name="P2">mov <text:s/>ecx, eax</text:p>
            <text:p text:style-name="P2">and <text:s/>ecx, -258049</text:p>
            <text:p text:style-name="P2">lea <text:s/>edx, [rax + 258048]</text:p>
            <text:p text:style-name="P2">and <text:s/>edx, 258048</text:p>
            <text:p text:style-name="P2">or <text:s text:c="2"/>edx, ecx</text:p>
            <text:p text:style-name="P2">mov <text:s/>dword ptr [rsp+4], edx</text:p>
            <text:p text:style-name="P2">shr <text:s/>eax, 12</text:p>
            <text:p text:style-name="P2">and <text:s/>eax, 63</text:p>
            <text:p text:style-name="P2">mov <text:s/>dword ptr [rsp], ea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3:05:43.427000000</meta:creation-date>
    <dc:date>2016-02-07T13:31:30.930000000</dc:date>
    <meta:editing-duration>PT7M7S</meta:editing-duration>
    <meta:editing-cycles>1</meta:editing-cycles>
    <meta:document-statistic meta:table-count="1" meta:image-count="0" meta:object-count="0" meta:page-count="3" meta:paragraph-count="278" meta:word-count="956" meta:character-count="4745" meta:non-whitespace-character-count="3781"/>
    <meta:generator>LibreOffice/4.3.4.1$Windows_x86 LibreOffice_project/bc356b2f991740509f321d70e4512a6a54c5f243</meta:generator>
  </office:meta>
</office:document-meta>
</file>